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aa7c2" officeooo:paragraph-rsid="001aa7c2"/>
    </style:style>
    <style:style style:name="P2" style:family="paragraph" style:parent-style-name="Standard">
      <style:text-properties officeooo:rsid="001df845" officeooo:paragraph-rsid="001df845"/>
    </style:style>
    <style:style style:name="P3" style:family="paragraph" style:parent-style-name="Standard">
      <style:text-properties officeooo:rsid="001df845" officeooo:paragraph-rsid="001e2c44"/>
    </style:style>
    <style:style style:name="P4" style:family="paragraph" style:parent-style-name="Standard">
      <style:text-properties officeooo:rsid="001f043d" officeooo:paragraph-rsid="001f043d"/>
    </style:style>
    <style:style style:name="P5" style:family="paragraph" style:parent-style-name="Standard">
      <style:text-properties officeooo:rsid="002167fc" officeooo:paragraph-rsid="002167fc"/>
    </style:style>
    <style:style style:name="P6" style:family="paragraph" style:parent-style-name="Standard">
      <style:text-properties officeooo:rsid="0024fc5c" officeooo:paragraph-rsid="0025a36b"/>
    </style:style>
    <style:style style:name="T1" style:family="text">
      <style:text-properties officeooo:rsid="001c5a97"/>
    </style:style>
    <style:style style:name="T2" style:family="text">
      <style:text-properties officeooo:rsid="001e2c44"/>
    </style:style>
    <style:style style:name="T3" style:family="text">
      <style:text-properties officeooo:rsid="001f043d"/>
    </style:style>
    <style:style style:name="T4" style:family="text">
      <style:text-properties officeooo:rsid="001fd467"/>
    </style:style>
    <style:style style:name="T5" style:family="text">
      <style:text-properties officeooo:rsid="00208112"/>
    </style:style>
    <style:style style:name="T6" style:family="text">
      <style:text-properties officeooo:rsid="00229c82"/>
    </style:style>
    <style:style style:name="T7" style:family="text">
      <style:text-properties officeooo:rsid="0025a36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1">Brain computer interfaces (BCIs) have been in the spotlight of both researchers and the general public for some time now as they promise a new paradigm <text:span text:style-name="T1">of interfacing with computers. One current</text:span></text:p>
      <text:p text:style-name="P1"/>
      <text:p text:style-name="P1"/>
      <text:p text:style-name="P2">EEG analysis:</text:p>
      <text:p text:style-name="P2"/>
      <text:p text:style-name="P3">The data we use for BCI speller error correction is provided through Kaggle <text:span text:style-name="T3">as part of</text:span> the IEEE Neural Engineering Conference (NER) 2015 BCI challenge and was originally collected by <text:span text:style-name="T2">Perrin et al. (2012) [1]. In this P300 BCI speller experiment, twenty-six subjects participated in 5 sessions, each with 60-100 trials consisting of 12-20 5-letter words with feedback error detection after each letter was predicted [1]. EEG recordings used 56-channels in the classical 10-20 set-up <text:s/>as well as 2 channels for EOG. Times at which the P300 speller presented predicted letters are also marked in all datasets, but only 16 of the 26 contain information on the correctness of each predicted letter.</text:span></text:p>
      <text:p text:style-name="P4"/>
      <text:p text:style-name="P4">To preprocess the <text:span text:style-name="T5">EEG </text:span>data, we first bandpass filter from 1<text:span text:style-name="T5">hz to </text:span>40Hz. <text:span text:style-name="T4">Next we used Artifact Subspace Reconstruction, an algorithm available in EEGLAB [2], to remove some artifacts that may be due to reasons such as electrode shifting or jaw muscle clenching. We then downsampled the data down to the 80Hz Nyquist frequency. Finally, we epoched the data around each response event from 200 msec before to 600msec so as to remove the baseline from each epoch using the timepoints before the response.</text:span></text:p>
      <text:p text:style-name="P4"/>
      <text:p text:style-name="P5"><text:span text:style-name="T6">The features we are looking for need to be not only descriptive of each subject individually; they need to allow for transfer learning and therefore be descriptive of subjects not seen in the training data. </text:span>For feature extraction, we have tried many different options. <text:span text:style-name="T6">The tools have have made use of are wavelet decompositions, Common Spatial Patterns, and dictionary learning with sparse coding. Wavelets allow us to look at processes that may reside within a certain frequency band, we suspect the error potential is. Common Spatial Patterns provides an effective way to incorporate all the channels into a smaller number of features with higher information content. Dictionary learning with sparse coding tries to learn a “dictionary” of signals that can be combined to recreate the EEG signals in the training data using only a small number of entries from the dictionary each time. These techniques are in no way mutually exclusive and can be applied in a cascaded fashion to provide new feature sets to try. </text:span></text:p>
      <text:p text:style-name="P5"/>
      <text:p text:style-name="P6">To deal with the large feature set we have created, we have made use of sparse learning techniques. <text:span text:style-name="T7">We <text:s/>apply sparse logistic regression</text:span></text:p>
      <text:p text:style-name="P6"/>
      <text:p text:style-name="P6">Our first attempt was used dictionary learning and sparse coding on the time series data as an input to a linear Support Vector Machine (SV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7T10:36:35.066932981</meta:creation-date>
    <dc:date>2015-01-07T14:20:27.829177847</dc:date>
    <meta:editing-duration>PT22M38S</meta:editing-duration>
    <meta:editing-cycles>2</meta:editing-cycles>
    <meta:generator>LibreOffice/4.2.8.2$Linux_X86_64 LibreOffice_project/420$Build-2</meta:generator>
    <meta:document-statistic meta:table-count="0" meta:image-count="0" meta:object-count="0" meta:page-count="1" meta:paragraph-count="8" meta:word-count="445" meta:character-count="2706" meta:non-whitespace-character-count="2265"/>
  </office:meta>
</office:document-meta>
</file>